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b1eb3" officeooo:paragraph-rsid="001b1eb3"/>
    </style:style>
    <style:style style:name="P2" style:family="paragraph" style:parent-style-name="Standard">
      <style:text-properties style:font-name="Arial" fo:font-style="italic" fo:font-weight="bold" officeooo:rsid="0033b035" officeooo:paragraph-rsid="0033b035" style:font-style-asian="italic" style:font-weight-asian="bold" style:font-style-complex="italic" style:font-weight-complex="bold"/>
    </style:style>
    <style:style style:name="P3" style:family="paragraph" style:parent-style-name="Standard">
      <style:text-properties style:font-name="Arial" fo:font-size="20pt" fo:font-style="italic" fo:font-weight="bold" officeooo:rsid="0033b035" officeooo:paragraph-rsid="0033b035" style:font-size-asian="20pt" style:font-style-asian="italic" style:font-weight-asian="bold" style:font-size-complex="20pt" style:font-style-complex="italic" style:font-weight-complex="bold"/>
    </style:style>
    <style:style style:name="P4" style:family="paragraph" style:parent-style-name="Text_20_body">
      <style:text-properties style:font-name="Arial"/>
    </style:style>
    <style:style style:name="P5" style:family="paragraph" style:parent-style-name="Text_20_body">
      <style:text-properties style:font-name="Arial" officeooo:rsid="001b1eb3" officeooo:paragraph-rsid="001b1eb3"/>
    </style:style>
    <style:style style:name="P6" style:family="paragraph" style:parent-style-name="Text_20_body">
      <style:text-properties style:font-name="Arial" officeooo:rsid="002e0fef"/>
    </style:style>
    <style:style style:name="P7" style:family="paragraph" style:parent-style-name="Text_20_body" style:list-style-name="L1">
      <style:text-properties style:font-name="Arial"/>
    </style:style>
    <style:style style:name="P8" style:family="paragraph" style:parent-style-name="Text_20_body">
      <style:text-properties style:font-name="Arial" officeooo:rsid="004071bf" officeooo:paragraph-rsid="004071bf"/>
    </style:style>
    <style:style style:name="P9" style:family="paragraph" style:parent-style-name="Text_20_body">
      <style:text-properties style:font-name="Arial" officeooo:rsid="0042b5d5" officeooo:paragraph-rsid="0042b5d5"/>
    </style:style>
    <style:style style:name="T1" style:family="text">
      <style:text-properties officeooo:rsid="001dbcf7"/>
    </style:style>
    <style:style style:name="T2" style:family="text">
      <style:text-properties officeooo:rsid="002161c3"/>
    </style:style>
    <style:style style:name="T3" style:family="text">
      <style:text-properties officeooo:rsid="002a417b"/>
    </style:style>
    <style:style style:name="T4" style:family="text">
      <style:text-properties officeooo:rsid="002e0fef"/>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034e3b8"/>
    </style:style>
    <style:style style:name="T7" style:family="text">
      <style:text-properties officeooo:rsid="003bf98d"/>
    </style:style>
    <style:style style:name="T8" style:family="text">
      <style:text-properties officeooo:rsid="003dc56a"/>
    </style:style>
    <style:style style:name="T9" style:family="text">
      <style:text-properties officeooo:rsid="003f6661"/>
    </style:style>
    <style:style style:name="T10" style:family="text">
      <style:text-properties officeooo:rsid="003fbf48"/>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uss ich ein Pferd tragen können?</text:p>
      <text:p text:style-name="P2"><text:span text:style-name="T5"/></text:p>
      <text:p text:style-name="P1"/>
      <text:p text:style-name="P1">Maximalkraft<text:tab/>Maximale Kraft (auf kurze dauer)</text:p>
      <text:p text:style-name="P1">Schnellkraft<text:tab/><text:span text:style-name="T1">Maximale Geschwindigkeit</text:span></text:p>
      <text:p text:style-name="P1">Reaktivkraft<text:tab/><text:span text:style-name="T3">Maximale Kraft, die Aufwendbar ist, während vorher konstante Belastung geben war.</text:span></text:p>
      <text:p text:style-name="P1">Kraftausdauer<text:tab/><text:span text:style-name="T2">Maximale Krauft, die auf einen längeren Zeitraum ausgeübt werden kann</text:span></text:p>
      <text:p text:style-name="P1"/>
      <text:p text:style-name="P1"/>
      <text:p text:style-name="P5">Maximalkraft: Die Maximalkraft ist die höchste Kraft, die ein Athlet in einer Einzelleistung aufbringen kann. Sie wird oft gemessen, indem man die höchste Gewichtslast benutzt, die ein Athlet in einer bestimmten Übung heben kann, wie zum Beispiel dem Kniebeugen oder Bankdrücken. Die Maximalkraft ist wichtig für Sportler in Sportarten, die explosive Kraft benötigen, wie zum Beispiel Sprinten oder Gewichtheben.</text:p>
      <text:p text:style-name="P4">Schnellkraft: Die Schnellkraft ist die Fähigkeit, eine Kraft in kurzer Zeit aufzubauen. Sie wird oft gemessen, indem man die Zeit misst, die benötigt wird, um eine bestimmte Gewichtslast zu bewegen, zum Beispiel beim Medizinballstoßen oder Boxen. Die Schnellkraft ist wichtig für Sportler in Sportarten, die schnelle Bewegungen erfordern, wie zum Beispiel Tennis oder Fußball.</text:p>
      <text:p text:style-name="P4">Reaktivkraft: Die Reaktivkraft ist die Fähigkeit, schnell auf eine äußere Reizkraft zu reagieren, indem man eine Gegenkraft aufbringt. Sie wird oft gemessen, indem man die Höhe misst, die ein Athlet beim Absprung erreichen kann, zum Beispiel beim Hochsprung oder im Basketball. Die Reaktivkraft ist wichtig für Sportler in Sportarten, die schnelle, explosive Bewegungen erfordern, wie zum Beispiel Volleyball oder Basketball.</text:p>
      <text:p text:style-name="P4">Kraftausdauer: Die Kraftausdauer ist die Fähigkeit, eine bestimmte Kraft über einen längeren Zeitraum aufrechtzuerhalten. Sie wird oft gemessen, indem man die Anzahl der Wiederholungen misst, die ein Athlet bei einer bestimmten Gewichtslast in einer bestimmten Übung schafft, zum Beispiel beim Bankdrücken oder Kniebeugen. Die Kraftausdauer ist wichtig für Sportler in Sportarten, die eine hohe körperliche Belastung über einen längeren Zeitraum erfordern, wie zum Beispiel Marathonlauf oder Triathlo<text:span text:style-name="T6">n.</text:span></text:p>
      <text:p text:style-name="P4"><text:span text:style-name="T4">Manuelle Kraftmessung: Dies ist eine Methode, bei der ein Therapeut oder ein anderer Fachmann die Kraft manuell mit seinen Händen oder einem speziellen Messgerät misst.</text:span></text:p>
      <text:p text:style-name="P4"/>
      <text:p text:style-name="P8">Zählen sie Möglichkeiten auf, wie Kraft gemessen werden kann.</text:p>
      <text:list xml:id="list1022290038" text:style-name="L1">
        <text:list-item>
          <text:p text:style-name="P7">Dynamometrie: Dies ist eine Methode, bei der die Kraft gemessen wird, indem eine Person gegen ein festes Objekt drückt, wie zum Beispiel eine Wand oder eine Maschine.</text:p>
        </text:list-item>
        <text:list-item>
          <text:p text:style-name="P7"><text:soft-page-break/>1-RM-Test: Dies ist ein Test, bei dem die maximale Kraft einer Person bei einer bestimmten Übung gemessen wird.</text:p>
        </text:list-item>
        <text:list-item>
          <text:p text:style-name="P7">Repetitionsmaximum-Test: Dies ist ein Test, bei dem die maximale Anzahl von Wiederholungen einer bestimmten Übung bei einem festen Gewicht gemessen wird.</text:p>
        </text:list-item>
        <text:list-item>
          <text:p text:style-name="P7">Sprünge: Die Höhe, die bei verschiedenen Sprüngen erreicht wird, kann als Maß für die Kraft und die Explosivität verwendet werden. <text:span text:style-name="T7">Es gibt verschieden Arten von Sprungtests, so zum Beispiel der ountermovementjump un der Dropjump, welche unterschiedliche Arten von </text:span><text:span text:style-name="T8">Kraft messen (</text:span><text:span text:style-name="T9">Schnellkraft und </text:span><text:span text:style-name="T10">Reaktivkraft respektiv)</text:span></text:p>
        </text:list-item>
      </text:list>
      <text:p text:style-name="P6"/>
      <text:p text:style-name="P9">Erläutern sie die Funktion der Kraftdiagnostik</text:p>
      <text:p text:style-name="P9">Die Kraftdiagnostik ist ein wichtiger Bestandteil der Sporttheorie und dient dazu, die Kraftfähigkeiten von Sportlern zu analysieren und zu beurteilen. Sie ist besonders wichtig, um das Training und die Fortschritte von Sportlern zu optimieren und um eventuelle Schwachstellen oder Defizite aufzudecken.</text:p>
      <text:p text:style-name="P4">Die Kraftfähigkeit eines Sportlers wird anhand von Tests gemessen. Die Ergebnisse dieser Tests können dann verwendet werden, um den Trainingsbedarf und die Trainingsmethoden für jeden Sportler individuell zu bestimmen.</text:p>
      <text:p text:style-name="P4">Ein wichtiger Faktor bei der Kraftdiagnostik ist der Trainingseffekt. Dies bezieht sich auf die Veränderungen, die das Training auf die Kraftfähigkeiten eines Sportlers hat. Es ist wichtig, dass das Training spezifisch auf die Bedürfnisse und Ziele eines Sportlers abgestimmt ist, um einen maximalen Trainingseffekt zu erzielen.</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20T14:54:15.678000000</dc:date>
    <meta:editing-duration>PT49M44S</meta:editing-duration>
    <meta:editing-cycles>35</meta:editing-cycles>
    <meta:generator>LibreOffice/7.1.0.3$Windows_X86_64 LibreOffice_project/f6099ecf3d29644b5008cc8f48f42f4a40986e4c</meta:generator>
    <meta:document-statistic meta:table-count="0" meta:image-count="0" meta:object-count="0" meta:page-count="2" meta:paragraph-count="19" meta:word-count="548" meta:character-count="3887" meta:non-whitespace-character-count="3362"/>
  </office:meta>
</office:document-meta>
</file>